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intTransactions" style:family="table">
      <style:table-properties style:width="6.925in" table:align="margins" fo:background-color="transparent">
        <style:background-image/>
      </style:table-properties>
    </style:style>
    <style:style style:name="PrintTransactions.A" style:family="table-column">
      <style:table-column-properties style:column-width="3.4625in" style:rel-column-width="4989*"/>
    </style:style>
    <style:style style:name="PrintTransactions.B" style:family="table-column">
      <style:table-column-properties style:column-width="3.4625in" style:rel-column-width="4990*"/>
    </style:style>
    <style:style style:name="PrintTransactions.A1" style:family="table-cell">
      <style:table-cell-properties fo:padding="0in" fo:border="none" style:writing-mode="page"/>
    </style:style>
    <style:style style:name="PrintTransactions.2" style:family="table-row">
      <style:table-row-properties style:min-row-height="0.1833in"/>
    </style:style>
    <style:style style:name="PrintTransactions.3" style:family="table-row">
      <style:table-row-properties style:min-row-height="0.1792in" fo:background-color="transparent">
        <style:background-image/>
      </style:table-row-properties>
    </style:style>
    <style:style style:name="PrintTransactions.4" style:family="table-row">
      <style:table-row-properties fo:background-color="transparent">
        <style:background-image/>
      </style:table-row-properties>
    </style:style>
    <style:style style:name="PrintTransactions.A4" style:family="table-cell">
      <style:table-cell-properties fo:padding="0in" fo:border="none" style:writing-mode="lr-tb"/>
    </style:style>
    <style:style style:name="ListAllOrders" style:family="table">
      <style:table-properties style:width="6.925in" table:align="margins"/>
    </style:style>
    <style:style style:name="ListAllOrders.A" style:family="table-column">
      <style:table-column-properties style:column-width="3.4625in" style:rel-column-width="32767*"/>
    </style:style>
    <style:style style:name="ListAllOrders.A1" style:family="table-cell">
      <style:table-cell-properties style:writing-mode="page"/>
    </style:style>
    <style:style style:name="P1" style:family="paragraph" style:parent-style-name="Standard">
      <style:text-properties officeooo:rsid="001dc71c" officeooo:paragraph-rsid="001dc71c"/>
    </style:style>
    <style:style style:name="P2" style:family="paragraph" style:parent-style-name="Table_20_Contents">
      <style:text-properties officeooo:rsid="001c0a25" officeooo:paragraph-rsid="001c0a25"/>
    </style:style>
    <style:style style:name="P3" style:family="paragraph" style:parent-style-name="Table_20_Contents">
      <style:paragraph-properties fo:text-align="center" style:justify-single-word="false"/>
      <style:text-properties officeooo:rsid="001c0a25" officeooo:paragraph-rsid="001c0a25"/>
    </style:style>
    <style:style style:name="P4" style:family="paragraph" style:parent-style-name="Table_20_Contents">
      <style:text-properties officeooo:rsid="001dc71c" officeooo:paragraph-rsid="001dc71c"/>
    </style:style>
    <style:style style:name="P5" style:family="paragraph" style:parent-style-name="Table_20_Contents">
      <style:paragraph-properties fo:text-align="center" style:justify-single-word="false"/>
      <style:text-properties officeooo:rsid="001dc71c" officeooo:paragraph-rsid="001dc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ly in document form, will be cleaned up and saved as pdf when all required use case’s are added.</text:p>
      <text:p text:style-name="P1"/>
      <text:p text:style-name="P1">9 – print transactions, Joseph Jackels</text:p>
      <table:table table:name="PrintTransactions" table:style-name="PrintTransactions">
        <table:table-column table:style-name="PrintTransactions.A"/>
        <table:table-column table:style-name="PrintTransactions.B"/>
        <table:table-row table:style-name="TableLine94806844230032">
          <table:table-cell table:style-name="PrintTransactions.A1" office:value-type="string">
            <text:p text:style-name="P3">Actions Performed by actor</text:p>
          </table:table-cell>
          <table:table-cell table:style-name="PrintTransactions.A1" office:value-type="string">
            <text:p text:style-name="P3">Responses from the system</text:p>
          </table:table-cell>
        </table:table-row>
        <table:table-row table:style-name="PrintTransactions.2">
          <table:table-cell table:style-name="PrintTransactions.A1" office:value-type="string">
            <text:p text:style-name="P2">1. An actor requests to print transactions</text:p>
          </table:table-cell>
          <table:table-cell table:style-name="PrintTransactions.A1" office:value-type="string">
            <text:p text:style-name="Table_20_Contents"/>
          </table:table-cell>
        </table:table-row>
        <table:table-row table:style-name="PrintTransactions.3">
          <table:table-cell table:style-name="PrintTransactions.A1" office:value-type="string">
            <text:p text:style-name="Table_20_Contents"/>
          </table:table-cell>
          <table:table-cell table:style-name="PrintTransactions.A1" office:value-type="string">
            <text:p text:style-name="P2">2. The systems asks for the member ID</text:p>
          </table:table-cell>
        </table:table-row>
        <table:table-row table:style-name="PrintTransactions.4">
          <table:table-cell table:style-name="PrintTransactions.A4" office:value-type="string">
            <text:p text:style-name="P2">3. the actor supplies the member ID</text:p>
          </table:table-cell>
          <table:table-cell table:style-name="PrintTransactions.A1" office:value-type="string">
            <text:p text:style-name="Table_20_Contents"/>
          </table:table-cell>
        </table:table-row>
        <table:table-row table:style-name="TableLine94806844230032">
          <table:table-cell table:style-name="PrintTransactions.A1" office:value-type="string">
            <text:p text:style-name="Table_20_Contents"/>
          </table:table-cell>
          <table:table-cell table:style-name="PrintTransactions.A1" office:value-type="string">
            <text:p text:style-name="P2">4. The system verifies the ID is valid and saves it for the printing process going forward. System asks for start date</text:p>
          </table:table-cell>
        </table:table-row>
        <table:table-row table:style-name="TableLine94806844230032">
          <table:table-cell table:style-name="PrintTransactions.A1" office:value-type="string">
            <text:p text:style-name="P2">5. actor supplies start date</text:p>
          </table:table-cell>
          <table:table-cell table:style-name="PrintTransactions.A1" office:value-type="string">
            <text:p text:style-name="P2"/>
          </table:table-cell>
        </table:table-row>
        <table:table-row table:style-name="TableLine94806844230032">
          <table:table-cell table:style-name="PrintTransactions.A1" office:value-type="string">
            <text:p text:style-name="Table_20_Contents"/>
          </table:table-cell>
          <table:table-cell table:style-name="PrintTransactions.A1" office:value-type="string">
            <text:p text:style-name="P2">6. System verifies date is valid (real date that is today or earlier), saves start date, and requests end date</text:p>
          </table:table-cell>
        </table:table-row>
        <table:table-row table:style-name="TableLine94806844230032">
          <table:table-cell table:style-name="PrintTransactions.A1" office:value-type="string">
            <text:p text:style-name="P2">7. actor supplies end date</text:p>
          </table:table-cell>
          <table:table-cell table:style-name="PrintTransactions.A1" office:value-type="string">
            <text:p text:style-name="P2"/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2">8. System verifies end date is a real valid date that occurs on the same day as start date or later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9. System fetches all transactions from start date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10. System filters transactions to those that match member ID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11. System prints date and total price for visit for each matching transaction</text:p>
          </table:table-cell>
        </table:table-row>
        <table:table-row table:style-name="TableLine94806844230032">
          <table:table-cell table:style-name="PrintTransactions.A1" office:value-type="string">
            <text:p text:style-name="P2"/>
          </table:table-cell>
          <table:table-cell table:style-name="PrintTransactions.A1" office:value-type="string">
            <text:p text:style-name="P4">12. If current date that was just processed is equal to end date, exit/finish, otherwise repeat starting at step 9 with a date that is one day later than current date being processed.</text:p>
          </table:table-cell>
        </table:table-row>
      </table:table>
      <text:p text:style-name="Standard"/>
      <text:p text:style-name="P1">12 - list all orders, Joseph Jackels</text:p>
      <table:table table:name="ListAllOrders" table:style-name="ListAllOrders">
        <table:table-column table:style-name="ListAllOrders.A" table:number-columns-repeated="2"/>
        <table:table-row table:style-name="TableLine94806955717744">
          <table:table-cell table:style-name="ListAllOrders.A1" office:value-type="string">
            <text:p text:style-name="P5">Actions Performed By Actor</text:p>
          </table:table-cell>
          <table:table-cell table:style-name="ListAllOrders.A1" office:value-type="string">
            <text:p text:style-name="P5">Responses from the system</text:p>
          </table:table-cell>
        </table:table-row>
        <table:table-row table:style-name="TableLine94806955717744">
          <table:table-cell table:style-name="ListAllOrders.A1" office:value-type="string">
            <text:p text:style-name="P4">1. Actor requests a list of all orders</text:p>
          </table:table-cell>
          <table:table-cell table:style-name="ListAllOrders.A1" office:value-type="string">
            <text:p text:style-name="Table_20_Contents"/>
          </table:table-cell>
        </table:table-row>
        <table:table-row table:style-name="TableLine94806955717744">
          <table:table-cell table:style-name="ListAllOrders.A1" office:value-type="string">
            <text:p text:style-name="Table_20_Contents"/>
          </table:table-cell>
          <table:table-cell table:style-name="ListAllOrders.A1" office:value-type="string">
            <text:p text:style-name="P4">2. System fetches all orders</text:p>
          </table:table-cell>
        </table:table-row>
        <table:table-row table:style-name="TableLine94806955717744">
          <table:table-cell table:style-name="ListAllOrders.A1" office:value-type="string">
            <text:p text:style-name="Table_20_Contents"/>
          </table:table-cell>
          <table:table-cell table:style-name="ListAllOrders.A1" office:value-type="string">
            <text:p text:style-name="P4">3. Starting with first order, print name, id, and amount</text:p>
          </table:table-cell>
        </table:table-row>
        <table:table-row table:style-name="TableLine94806955717744">
          <table:table-cell table:style-name="ListAllOrders.A1" office:value-type="string">
            <text:p text:style-name="Table_20_Contents"/>
          </table:table-cell>
          <table:table-cell table:style-name="ListAllOrders.A1" office:value-type="string">
            <text:p text:style-name="P4">4.If final order is printed, exit/finish, otherwise repeat step 3 for next order in lis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9:20:39.506768728</meta:creation-date>
    <dc:date>2021-10-06T10:11:16.117904782</dc:date>
    <meta:editing-duration>PT28M6S</meta:editing-duration>
    <meta:editing-cycles>1</meta:editing-cycles>
    <meta:generator>LibreOffice/7.1.6.2$Linux_X86_64 LibreOffice_project/10$Build-2</meta:generator>
    <meta:document-statistic meta:table-count="2" meta:image-count="0" meta:object-count="0" meta:page-count="1" meta:paragraph-count="23" meta:word-count="244" meta:character-count="1357" meta:non-whitespace-character-count="1135"/>
  </office:meta>
</office:document-meta>
</file>